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@article{McConachie_1976,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@article{Bodamer_1947,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@article{Benton_1968,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@article{Ariel_1996,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@article{Duchaine_2006,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@article{Kennerknecht_2008,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@article{Bowles_2009,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@book{Sachs,</text:p>
          </table:table-cell>
          <table:table-cell/>
          <table:table-cell office:value-type="string" calcext:value-type="string">
            <text:p>sach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@article{Fine_2012,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@article{De_Haan_1999,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@article{GRUETER_2007,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@article{Duchaine_2008,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@article{Bate_2009,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@article{Shah_2016,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@article{Bate_2017,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@article{Rivolta_2012,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@article{Behrmann_2016,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@article{Susilo_2013,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@article{Grill_Spector_2014,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@article{Damasio_1982,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@article{De_Haan_1991,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@article{de_Gelder_2000,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@article{Nunn_2001,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@article{Jones_2001,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@article{Maurer_2002,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@article{Bentin_1999,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@article{Duchaine_2005,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@article{Weiner_2014,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@article{Hasson_2003,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@article{Avidan_2005,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@article{Furl_2011,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@article{Gr_ter_2009,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@article{Tree_2010,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@article{Oldfield_1971,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@article{Grewe_2014,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@article{Ofte_2002,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@article{Horn,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@article{Duchaine_2006,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@article{Towler_2017,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@article{Fine_2011,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@article{Garrido_2009,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@book{Duchaine_2011,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@article{Duchaine_2000,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@article{Le_Grand_2006,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@article{Todorov_2008,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@article{Duchaine_2009,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@article{Baron_Cohen_2001,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@article{Duchaine_2006,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@article{Duchaine_2003,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@article{Humphreys_2006,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@article{Wegrzyn_2017,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@article{Tottenham_2009,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@article{Little_2011,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@article{Carbon_2010,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@book{McKone_2011,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@article{Haxby_2000,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@article{Calder_2005,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@article{Behrmann_2005,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@article{Avidan_2011,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@article{Palermo_2011,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@article{Schiltz_2006,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@article{Kriegeskorte_2007,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@article{Landi_2017,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@article{Gr_ter_2008,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@article{Peirce_2007,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@article{Schacher_2006,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@article{Labudda_2014,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@article{Dale_1999,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@article{Goffaux_2005,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@misc{DeBruine,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@article{Crawford_2009,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wegrzyn </meta:initial-creator>
    <meta:creation-date>2018-11-13T10:45:08.135513255</meta:creation-date>
    <dc:date>2018-11-13T10:53:26.346075504</dc:date>
    <dc:creator>martinwegrzyn </dc:creator>
    <meta:editing-duration>PT8M18S</meta:editing-duration>
    <meta:editing-cycles>1</meta:editing-cycles>
    <meta:document-statistic meta:table-count="1" meta:cell-count="143" meta:object-count="0"/>
    <meta:generator>LibreOffice/4.3.3.2$Linux_X86_64 LibreOffice_project/430m0$Build-2</meta:generator>
  </office:meta>
</office:document-meta>
</file>